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P1" style:family="paragraph" style:parent-style-name="Standard">
      <style:text-properties officeooo:rsid="000ccb48" officeooo:paragraph-rsid="000ccb48"/>
    </style:style>
    <style:style style:name="P2" style:family="paragraph" style:parent-style-name="Standard">
      <style:paragraph-properties fo:text-align="center" style:justify-single-word="false"/>
      <style:text-properties officeooo:rsid="000ccb48" officeooo:paragraph-rsid="0025024a"/>
    </style:style>
    <style:style style:name="P3" style:family="paragraph" style:parent-style-name="réponse">
      <style:text-properties officeooo:paragraph-rsid="00343c7a"/>
    </style:style>
    <style:style style:name="P4" style:family="paragraph" style:parent-style-name="Standard">
      <style:text-properties officeooo:rsid="0028aff2" officeooo:paragraph-rsid="0028aff2"/>
    </style:style>
    <style:style style:name="P5" style:family="paragraph" style:parent-style-name="Text_20_body">
      <style:text-properties officeooo:rsid="0028aff2" officeooo:paragraph-rsid="0028aff2"/>
    </style:style>
    <style:style style:name="P6" style:family="paragraph" style:parent-style-name="Standard">
      <style:text-properties officeooo:rsid="0028aff2" officeooo:paragraph-rsid="002d1541"/>
    </style:style>
    <style:style style:name="P7" style:family="paragraph" style:parent-style-name="Standard">
      <style:text-properties officeooo:rsid="0028aff2" officeooo:paragraph-rsid="0032e4a3"/>
    </style:style>
    <style:style style:name="P8" style:family="paragraph" style:parent-style-name="Standard">
      <style:text-properties officeooo:rsid="0028aff2" officeooo:paragraph-rsid="00343c7a"/>
    </style:style>
    <style:style style:name="P9" style:family="paragraph" style:parent-style-name="Standard">
      <style:paragraph-properties fo:text-align="justify" style:justify-single-word="false"/>
      <style:text-properties officeooo:rsid="000ec03f" officeooo:paragraph-rsid="000ec03f"/>
    </style:style>
    <style:style style:name="P10" style:family="paragraph" style:parent-style-name="Standard">
      <style:paragraph-properties fo:text-align="justify" style:justify-single-word="false"/>
      <style:text-properties officeooo:rsid="002f2e1c" officeooo:paragraph-rsid="002f2e1c"/>
    </style:style>
    <style:style style:name="P11" style:family="paragraph" style:parent-style-name="réponse">
      <style:text-properties fo:color="#0000ff" loext:opacity="100%" officeooo:rsid="00343c7a" officeooo:paragraph-rsid="00343c7a"/>
    </style:style>
    <style:style style:name="P12" style:family="paragraph" style:parent-style-name="Heading_20_1">
      <style:paragraph-properties fo:text-align="center" style:justify-single-word="false"/>
    </style:style>
    <style:style style:name="P13" style:family="paragraph" style:parent-style-name="Numbering_20_1" style:list-style-name="L1"/>
    <style:style style:name="P14" style:family="paragraph" style:parent-style-name="Numbering_20_1" style:list-style-name="L1">
      <style:text-properties officeooo:paragraph-rsid="0028aff2"/>
    </style:style>
    <style:style style:name="P15" style:family="paragraph" style:parent-style-name="Numbering_20_1" style:list-style-name="L1">
      <style:text-properties officeooo:paragraph-rsid="002aa6ac"/>
    </style:style>
    <style:style style:name="P16" style:family="paragraph" style:parent-style-name="Numbering_20_1" style:list-style-name="L1">
      <style:text-properties officeooo:paragraph-rsid="002d1541"/>
    </style:style>
    <style:style style:name="P17" style:family="paragraph" style:parent-style-name="Numbering_20_1" style:list-style-name="L1">
      <style:text-properties officeooo:paragraph-rsid="004a2774"/>
    </style:style>
    <style:style style:name="P18" style:family="paragraph" style:parent-style-name="Numbering_20_1" style:list-style-name="L1">
      <style:text-properties officeooo:rsid="0028aff2" officeooo:paragraph-rsid="0028aff2"/>
    </style:style>
    <style:style style:name="P19" style:family="paragraph" style:parent-style-name="Numbering_20_1" style:list-style-name="L1">
      <style:text-properties officeooo:rsid="002d749e" officeooo:paragraph-rsid="002d749e"/>
    </style:style>
    <style:style style:name="P20" style:family="paragraph" style:parent-style-name="Numbering_20_1" style:list-style-name="L1">
      <style:text-properties officeooo:rsid="002917c4" officeooo:paragraph-rsid="002d749e"/>
    </style:style>
    <style:style style:name="P21" style:family="paragraph" style:parent-style-name="Numbering_20_1" style:list-style-name="L1">
      <style:text-properties officeooo:rsid="002917c4" officeooo:paragraph-rsid="002917c4"/>
    </style:style>
    <style:style style:name="P22" style:family="paragraph" style:parent-style-name="Numbering_20_1" style:list-style-name="L1">
      <style:text-properties officeooo:rsid="0057f820" officeooo:paragraph-rsid="0057f820"/>
    </style:style>
    <style:style style:name="P23" style:family="paragraph" style:parent-style-name="Standard">
      <style:text-properties officeooo:rsid="0028aff2" officeooo:paragraph-rsid="003aa247"/>
    </style:style>
    <style:style style:name="P24" style:family="paragraph" style:parent-style-name="Standard">
      <style:text-properties officeooo:rsid="003949dc" officeooo:paragraph-rsid="003949dc"/>
    </style:style>
    <style:style style:name="P25" style:family="paragraph" style:parent-style-name="Standard">
      <style:text-properties officeooo:rsid="003949dc" officeooo:paragraph-rsid="003aa247"/>
    </style:style>
    <style:style style:name="P26" style:family="paragraph" style:parent-style-name="Standard">
      <style:text-properties officeooo:rsid="00360cd2" officeooo:paragraph-rsid="00360cd2"/>
    </style:style>
    <style:style style:name="P27" style:family="paragraph" style:parent-style-name="Standard">
      <style:paragraph-properties fo:text-align="center" style:justify-single-word="false"/>
      <style:text-properties officeooo:rsid="002f84f1" officeooo:paragraph-rsid="002f84f1"/>
    </style:style>
    <style:style style:name="P28" style:family="paragraph" style:parent-style-name="Standard">
      <style:paragraph-properties fo:text-align="center" style:justify-single-word="false"/>
      <style:text-properties officeooo:rsid="0042d043" officeooo:paragraph-rsid="0042d043"/>
    </style:style>
    <style:style style:name="P29" style:family="paragraph" style:parent-style-name="Standard">
      <style:paragraph-properties fo:text-align="center" style:justify-single-word="false"/>
      <style:text-properties officeooo:rsid="0042d043" officeooo:paragraph-rsid="005bfc27"/>
    </style:style>
    <style:style style:name="P30" style:family="paragraph" style:parent-style-name="Standard">
      <style:text-properties officeooo:rsid="004547be" officeooo:paragraph-rsid="004547be"/>
    </style:style>
    <style:style style:name="P31" style:family="paragraph" style:parent-style-name="Standard">
      <style:text-properties officeooo:paragraph-rsid="00411077"/>
    </style:style>
    <style:style style:name="P32" style:family="paragraph" style:parent-style-name="Standard">
      <style:paragraph-properties fo:text-align="justify" style:justify-single-word="false"/>
      <style:text-properties officeooo:rsid="00343c7a" officeooo:paragraph-rsid="00343c7a"/>
    </style:style>
    <style:style style:name="P33" style:family="paragraph" style:parent-style-name="Standard">
      <style:paragraph-properties fo:text-align="justify" style:justify-single-word="false"/>
      <style:text-properties officeooo:rsid="000ec03f" officeooo:paragraph-rsid="000ec03f"/>
    </style:style>
    <style:style style:name="P34" style:family="paragraph" style:parent-style-name="Standard">
      <style:text-properties officeooo:rsid="000ccb48" officeooo:paragraph-rsid="000ccb48"/>
    </style:style>
    <style:style style:name="P35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fo:color="#ff4500" loext:opacity="100%" fo:font-size="16pt" fo:font-weight="bold" officeooo:rsid="004b7df9" officeooo:paragraph-rsid="004b7df9" style:font-size-asian="16pt" style:font-weight-asian="bold" style:font-size-complex="16pt" style:font-weight-complex="bold"/>
    </style:style>
    <style:style style:name="P36" style:family="paragraph" style:parent-style-name="Standard">
      <style:text-properties officeooo:paragraph-rsid="000ccb48"/>
    </style:style>
    <style:style style:name="P37" style:family="paragraph" style:parent-style-name="réponse" style:list-style-name="L1"/>
    <style:style style:name="P38" style:family="paragraph" style:parent-style-name="réponse">
      <style:text-properties officeooo:rsid="004542f4" officeooo:paragraph-rsid="004542f4"/>
    </style:style>
    <style:style style:name="P39" style:family="paragraph" style:parent-style-name="réponse">
      <style:text-properties officeooo:rsid="004547be" officeooo:paragraph-rsid="004547be"/>
    </style:style>
    <style:style style:name="P40" style:family="paragraph" style:parent-style-name="réponse" style:list-style-name="L2"/>
    <style:style style:name="P41" style:family="paragraph" style:parent-style-name="réponse" style:list-style-name="L3"/>
    <style:style style:name="P42" style:family="paragraph" style:parent-style-name="réponse">
      <style:text-properties officeooo:rsid="00492082" officeooo:paragraph-rsid="00492082"/>
    </style:style>
    <style:style style:name="P43" style:family="paragraph" style:parent-style-name="réponse">
      <style:text-properties officeooo:rsid="004a2774" officeooo:paragraph-rsid="004a2774"/>
    </style:style>
    <style:style style:name="P44" style:family="paragraph" style:parent-style-name="réponse">
      <style:text-properties officeooo:rsid="004a3d15" officeooo:paragraph-rsid="004a3d15"/>
    </style:style>
    <style:style style:name="P45" style:family="paragraph" style:parent-style-name="réponse">
      <style:text-properties officeooo:rsid="0057f820" officeooo:paragraph-rsid="0057f820"/>
    </style:style>
    <style:style style:name="T1" style:family="text">
      <style:text-properties officeooo:rsid="000ec03f"/>
    </style:style>
    <style:style style:name="T2" style:family="text">
      <style:text-properties fo:color="#c9211e" loext:opacity="100%" fo:font-weight="bold" style:font-weight-asian="bold" style:font-weight-complex="bold"/>
    </style:style>
    <style:style style:name="T3" style:family="text">
      <style:text-properties officeooo:rsid="000fb362"/>
    </style:style>
    <style:style style:name="T4" style:family="text">
      <style:text-properties officeooo:rsid="0028aff2"/>
    </style:style>
    <style:style style:name="T5" style:family="text">
      <style:text-properties style:font-name="Courier New"/>
    </style:style>
    <style:style style:name="T6" style:family="text">
      <style:text-properties style:font-name="Courier New" officeooo:rsid="0028aff2"/>
    </style:style>
    <style:style style:name="T7" style:family="text">
      <style:text-properties style:font-name="Courier New" officeooo:rsid="002d1541"/>
    </style:style>
    <style:style style:name="T8" style:family="text">
      <style:text-properties officeooo:rsid="002aa6ac"/>
    </style:style>
    <style:style style:name="T9" style:family="text">
      <style:text-properties officeooo:rsid="002bf7a7"/>
    </style:style>
    <style:style style:name="T10" style:family="text">
      <style:text-properties officeooo:rsid="002c469d"/>
    </style:style>
    <style:style style:name="T11" style:family="text">
      <style:text-properties officeooo:rsid="002d1541"/>
    </style:style>
    <style:style style:name="T12" style:family="text">
      <style:text-properties officeooo:rsid="002d749e"/>
    </style:style>
    <style:style style:name="T13" style:family="text">
      <style:text-properties officeooo:rsid="0032e4a3"/>
    </style:style>
    <style:style style:name="T14" style:family="text">
      <style:text-properties officeooo:rsid="0037510e"/>
    </style:style>
    <style:style style:name="T15" style:family="text">
      <style:text-properties officeooo:rsid="003949dc"/>
    </style:style>
    <style:style style:name="T16" style:family="text">
      <style:text-properties officeooo:rsid="003aa247"/>
    </style:style>
    <style:style style:name="T17" style:family="text">
      <style:text-properties officeooo:rsid="003b1d38"/>
    </style:style>
    <style:style style:name="T18" style:family="text">
      <style:text-properties officeooo:rsid="003ce6ac"/>
    </style:style>
    <style:style style:name="T19" style:family="text">
      <style:text-properties officeooo:rsid="003ce6ac" style:font-size-asian="12pt" style:font-name-complex="Lohit Devanagari"/>
    </style:style>
    <style:style style:name="T20" style:family="text">
      <style:text-properties officeooo:rsid="003e5630"/>
    </style:style>
    <style:style style:name="T21" style:family="text">
      <style:text-properties officeooo:rsid="003fb167"/>
    </style:style>
    <style:style style:name="T22" style:family="text">
      <style:text-properties officeooo:rsid="00406876"/>
    </style:style>
    <style:style style:name="T23" style:family="text">
      <style:text-properties officeooo:rsid="00411077"/>
    </style:style>
    <style:style style:name="T24" style:family="text">
      <style:text-properties officeooo:rsid="0042b1d1"/>
    </style:style>
    <style:style style:name="T25" style:family="text">
      <style:text-properties officeooo:rsid="004542f4"/>
    </style:style>
    <style:style style:name="T26" style:family="text">
      <style:text-properties fo:color="#0000ff" loext:opacity="100%"/>
    </style:style>
    <style:style style:name="T27" style:family="text">
      <style:text-properties officeooo:rsid="0049a33e"/>
    </style:style>
    <style:style style:name="T28" style:family="text">
      <style:text-properties officeooo:rsid="004a2774"/>
    </style:style>
    <style:style style:name="T29" style:family="text">
      <style:text-properties officeooo:rsid="004c5cbd"/>
    </style:style>
    <style:style style:name="T30" style:family="text">
      <style:text-properties officeooo:rsid="000ccb48"/>
    </style:style>
    <style:style style:name="T31" style:family="text">
      <style:text-properties officeooo:rsid="004e7825"/>
    </style:style>
    <style:style style:name="T32" style:family="text">
      <style:text-properties officeooo:rsid="0050431b"/>
    </style:style>
    <style:style style:name="T33" style:family="text">
      <style:text-properties officeooo:rsid="00514e13"/>
    </style:style>
    <style:style style:name="T34" style:family="text">
      <style:text-properties officeooo:rsid="0052a865"/>
    </style:style>
    <style:style style:name="T35" style:family="text">
      <style:text-properties officeooo:rsid="00543077"/>
    </style:style>
    <style:style style:name="T36" style:family="text">
      <style:text-properties officeooo:rsid="00552a47"/>
    </style:style>
    <style:style style:name="T37" style:family="text">
      <style:text-properties officeooo:rsid="0057b467"/>
    </style:style>
    <style:style style:name="T38" style:family="text">
      <style:text-properties officeooo:rsid="0059a3ad"/>
    </style:style>
    <style:style style:name="T39" style:family="text">
      <style:text-properties officeooo:rsid="005bd88a"/>
    </style:style>
    <style:style style:name="T40" style:family="text">
      <style:text-properties officeooo:rsid="005bfc27"/>
    </style:style>
    <style:style style:name="T41" style:family="text">
      <style:text-properties officeooo:rsid="005c50e5"/>
    </style:style>
    <style:style style:name="T42" style:family="text">
      <style:text-properties officeooo:rsid="005daba6"/>
    </style:style>
    <text:list-style style:name="L1">
      <text:list-level-style-number text:level="1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 text:start-value="0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Contrôle Science des données 2</text:h>
      <text:p text:style-name="P2">L3 MIASHS</text:p>
      <text:p text:style-name="P2"><text:span text:style-name="T4">2</text:span><text:span text:style-name="T41">2</text:span> octobre 2023</text:p>
      <text:p text:style-name="P27">1h30</text:p>
      <text:p text:style-name="P28">Notes de cours et TP autorisées, documentation concernant python et ses bibliothèques autorisée.</text:p>
      <text:p text:style-name="P29">Tout recours à des outils tels que <text:span text:style-name="T40">(mais pas seulement)</text:span> ceux connus sous le nom d’ «<text:span text:style-name="T30"> </text:span>IA génératives<text:span text:style-name="T30"> </text:span>» est évidemment strictement interdit (et <text:span text:style-name="T40">totalement </text:span>inutile).</text:p>
      <text:p text:style-name="P1"/>
      <text:p text:style-name="P1"/>
      <text:p text:style-name="P1">Prénom :</text:p>
      <text:p text:style-name="P36"/>
      <text:p text:style-name="P36"><text:span text:style-name="T30">Nom :</text:span></text:p>
      <text:p text:style-name="P9"/>
      <text:p text:style-name="P9">Ci-dessous vous indiquez la réponse aux questions. Toutes les commandes python doivent être fournies dans un fichier Prénom-Nom.cc-sd2.py avec le compte-rendu en <text:span text:style-name="T2">pdf</text:span>.</text:p>
      <text:p text:style-name="P10">Rappel : le fichier python que vous m’envoyer doit s’exécuter sans erreur.</text:p>
      <text:p text:style-name="P32">Remarque : le style des paragraphes où vous indiquez les réponses aux questions se nomme réponse. Merci d’<text:span text:style-name="T42">utiliser </text:span>ce style : il affiche le texte en bleu ; si votre réponse n’apparaît pas en <text:span text:style-name="T26">bleu</text:span>, c’est que vous n’utilisez pas le bon style. </text:p>
      <text:p text:style-name="P32"/>
      <text:p text:style-name="P35">Conseil : réfléchissez <text:span text:style-name="T39">avant d’agir</text:span> !</text:p>
      <text:p text:style-name="Horizontal_20_Line"/>
      <text:p text:style-name="Standard"/>
      <text:h text:style-name="Heading_20_1" text:outline-level="1">Première partie : <text:span text:style-name="T24">question de cours</text:span></text:h>
      <text:p text:style-name="P4"/>
      <text:p text:style-name="P26">Le sur-apprent<text:span text:style-name="T14">i</text:span>ssage consiste à utiliser plus de données qu’il n’en faut pour construire un modèle. Il n’a pas de conséquence sur la capacité de prédiction du modèle.</text:p>
      <text:p text:style-name="P30">Indiquez clairement votre réponse ci-dessous :</text:p>
      <text:p text:style-name="réponse"/>
      <text:list xml:id="list244504813" text:style-name="L2">
        <text:list-item>
          <text:p text:style-name="P40">Vrai</text:p>
        </text:list-item>
        <text:list-item>
          <text:p text:style-name="P40"><text:span text:style-name="T15">F</text:span>aux</text:p>
        </text:list-item>
        <text:list-item>
          <text:p text:style-name="P40"><text:span text:style-name="T15">Je n</text:span>e sais pas</text:p>
        </text:list-item>
      </text:list>
      <text:p text:style-name="réponse"/>
      <text:p text:style-name="Standard">Plus un modèle est « gros », meilleures sont ses capacités de prédiction.</text:p>
      <text:p text:style-name="P30">Indiquez clairement votre réponse ci-dessous :</text:p>
      <text:p text:style-name="réponse"/>
      <text:list xml:id="list1590848575" text:style-name="L3">
        <text:list-item>
          <text:p text:style-name="P41">Vrai</text:p>
        </text:list-item>
        <text:list-item>
          <text:p text:style-name="P41"><text:span text:style-name="T15">F</text:span>aux</text:p>
        </text:list-item>
        <text:list-item>
          <text:p text:style-name="P41"><text:span text:style-name="T15">Je n</text:span>e sais pas</text:p>
        </text:list-item>
      </text:list>
      <text:p text:style-name="réponse"/>
      <text:p text:style-name="P31"><text:span text:style-name="T23">Un jeu d’exemples est constitué de 300 individus répartis entre 4 classes. Il y a 120, 80, 60 et 40 exemples dans chacune. Quelle est l’entropie de cette population ? </text:span><text:span text:style-name="T25">Indiquez le calcul et le résultat.</text:span></text:p>
      <text:p text:style-name="réponse"/>
      <text:p text:style-name="réponse"/>
      <text:p text:style-name="P39"/>
      <text:p text:style-name="réponse"/>
      <text:h text:style-name="Heading_20_1" text:outline-level="1"><text:soft-page-break/>Deuxième partie</text:h>
      <text:p text:style-name="P4"/>
      <text:p text:style-name="P7">On utilise le jeu de données disponible à l’url</text:p>
      <text:p text:style-name="P7"><text:a xlink:type="simple" xlink:href="https://philippe-preux.github.io/ensg/miashs/l3-sd2/tp/cc1/flea.csv" text:style-name="Internet_20_link" text:visited-style-name="Visited_20_Internet_20_Link">https://philippe-preux.github.io/ensg/miashs/l3-sd2/tp/cc1/flea.csv</text:a>.</text:p>
      <text:p text:style-name="P4"/>
      <text:p text:style-name="P24">Ce jeu de données concerne des puces. La première colonne (species) est <text:span text:style-name="T17">un attribut catégorique qui indique la classe de l’individu</text:span>. Les autres colonnes indiquent des mesures de différentes caractéristiques d’un individu.</text:p>
      <text:p text:style-name="P4">Vous répondez aux questions suivantes. Votre fichier Python doit contenir les commandes permettant de répondre aux questions. Indiquez clairement à quelle question vous répondez dans le fichier Python.</text:p>
      <text:p text:style-name="P4"/>
      <text:list xml:id="list946082657" text:style-name="L1">
        <text:list-item>
          <text:p text:style-name="P14"><text:span text:style-name="T4">Dans le fichier Python, chargez le fichier dans un objet dénommé </text:span><text:span text:style-name="T6">flea</text:span><text:span text:style-name="T4">.</text:span></text:p>
        </text:list-item>
        <text:list-item>
          <text:p text:style-name="P14"><text:span text:style-name="T1">N</text:span>ombre de données <text:span text:style-name="T13">(individus)</text:span> contenues dans ce jeu de données ?</text:p>
        </text:list-item>
      </text:list>
      <text:p text:style-name="P38"/>
      <text:list xml:id="list115929822055952" text:continue-numbering="true" text:style-name="L1">
        <text:list-item>
          <text:p text:style-name="P14">Quel <text:span text:style-name="T3">est</text:span> le nombre d'attributs décrivant les données ?</text:p>
          <text:p text:style-name="P37"/>
        </text:list-item>
        <text:list-item>
          <text:p text:style-name="P14">Quelle <text:span text:style-name="T3">est la </text:span>liste des attributs ?</text:p>
        </text:list-item>
      </text:list>
      <text:p text:style-name="réponse"/>
      <text:p text:style-name="réponse"/>
      <text:p text:style-name="P5">Ce jeu de données contient des exemples de 3 classes différentes. La classe est spécifiée dans l’attribut <text:span text:style-name="T5">species</text:span>.</text:p>
      <text:list xml:id="list115929992379852" text:continue-numbering="true" text:style-name="L1">
        <text:list-item>
          <text:p text:style-name="P18">Combien y a-t-il d’exemples de chaque classe ?</text:p>
        </text:list-item>
      </text:list>
      <text:p text:style-name="réponse"/>
      <text:p text:style-name="P11"/>
      <text:p text:style-name="réponse"/>
      <text:p text:style-name="réponse"/>
      <text:p text:style-name="réponse"/>
      <text:p text:style-name="réponse"/>
      <text:p text:style-name="réponse"/>
      <text:list xml:id="list115929424954303" text:continue-numbering="true" text:style-name="L1">
        <text:list-item>
          <text:p text:style-name="P15"><text:span text:style-name="T8">On réalise une exploration visuelle du jeu de données en vue de déterminer si la prédiction de la classe semble faisable par un arbre de décision. </text:span><text:span text:style-name="T18">Ci-dessous, vous e</text:span><text:span text:style-name="T8">xpliquez comment vous procédez et ce que vous constatez ; </text:span><text:span text:style-name="T18">n’hésitez pas à insérer des figures qui vous para</text:span><text:span text:style-name="T19">îtraient utiles pour justifier votre démarche</text:span><text:span text:style-name="T8">. Un arbre de décision semble-t-il pouvoir déterminer parfaitement la classe </text:span><text:span text:style-name="T21">(species)</text:span><text:span text:style-name="T8"> ? </text:span><text:span text:style-name="T9">Dans votre fichier Python, vous indiquez les instructions que vous exécutez afin de répondre à cette question. </text:span><text:span text:style-name="T10">N’hésitez pas à </text:span><text:span text:style-name="T20">y</text:span><text:span text:style-name="T10"> mettre des commentaires pour que l’on comprenne ce que vous faites.</text:span></text:p>
        </text:list-item>
      </text:list>
      <text:p text:style-name="réponse"/>
      <text:p text:style-name="P39"/>
      <text:p text:style-name="réponse"/>
      <text:p text:style-name="réponse"/>
      <text:p text:style-name="réponse"/>
      <text:p text:style-name="réponse"/>
      <text:p text:style-name="réponse"/>
      <text:p text:style-name="réponse"/>
      <text:p text:style-name="réponse"/>
      <text:p text:style-name="réponse"><text:soft-page-break/></text:p>
      <text:p text:style-name="Standard">On veut induire un arbre de décision pour prédire la classe<text:span text:style-name="T8"> </text:span><text:span text:style-name="T21">(species)</text:span>. Indiquez les instructions que vous <text:span text:style-name="T21">effectu</text:span>ez dans le fichier Python.</text:p>
      <text:list xml:id="list115931142713501" text:continue-numbering="true" text:style-name="L1">
        <text:list-item>
          <text:p text:style-name="P19">Insérez ci-dessous une représentation graphique de l’arbre obtenu. Faites-en sorte qu’il soit joli et lisible.</text:p>
        </text:list-item>
      </text:list>
      <text:p text:style-name="P42"/>
      <text:p text:style-name="réponse"/>
      <text:p text:style-name="réponse"/>
      <text:p text:style-name="réponse"/>
      <text:p text:style-name="réponse"/>
      <text:list xml:id="list115929916927396" text:continue-numbering="true" text:style-name="L1">
        <text:list-item>
          <text:p text:style-name="P20">Quelle est l’erreur de test <text:span text:style-name="T22">de cet arbre</text:span> ? <text:span text:style-name="T33">Vous mesurez cette erreur </text:span><text:span text:style-name="T34">en induisant </text:span><text:span text:style-name="T33">100 </text:span><text:span text:style-name="T34">arbres de décision dont vous mesurez le taux de succès </text:span><text:span text:style-name="T33">et vous </text:span><text:span text:style-name="T35">en </text:span><text:span text:style-name="T33">indiquez la moyenne et l’écart-type.</text:span></text:p>
          <text:p text:style-name="P37"/>
        </text:list-item>
        <text:list-item>
          <text:p text:style-name="P21">Quelle est l’erreur de test <text:span text:style-name="T22">de cet arbre</text:span> pour chacune des classes ?</text:p>
        </text:list-item>
      </text:list>
      <text:p text:style-name="réponse"/>
      <text:p text:style-name="réponse"/>
      <text:p text:style-name="réponse"/>
      <text:h text:style-name="Heading_20_1" text:outline-level="1">Troisième partie</text:h>
      <text:p text:style-name="P8">On utilise le jeu de données disponible à l’url</text:p>
      <text:p text:style-name="P8"><text:a xlink:type="simple" xlink:href="https://philippe-preux.github.io/ensg/miashs/l3-sd2/tp/cc1/australian-crabs.csv" text:style-name="Internet_20_link" text:visited-style-name="Visited_20_Internet_20_Link">https://philippe-preux.github.io/ensg/miashs/l3-sd2/tp/cc1/</text:a><text:a xlink:type="simple" xlink:href="https://philippe-preux.github.io/ensg/miashs/l3-sd2/tp/cc1/australian-crabs.csv" text:style-name="Internet_20_link" text:visited-style-name="Visited_20_Internet_20_Link"><text:span text:style-name="T11">australian-crabs</text:span></text:a><text:a xlink:type="simple" xlink:href="https://philippe-preux.github.io/ensg/miashs/l3-sd2/tp/cc1/australian-crabs.csv" text:style-name="Internet_20_link" text:visited-style-name="Visited_20_Internet_20_Link">.csv.</text:a></text:p>
      <text:p text:style-name="P6"/>
      <text:p text:style-name="P25">Ce jeu de données concerne des <text:span text:style-name="T16">crabes</text:span>. <text:span text:style-name="T16">Les deux premières colonnes sont des attributs catégoriques, une couleur indiquant l’espère et le genre : </text:span><text:span text:style-name="T27">chacun est une classe</text:span><text:span text:style-name="T16">. Le troisième attribut est juste un index de l’exemple dans le jeu de données ; il n’a aucun sens. Les autres attributs </text:span>indiquent <text:span text:style-name="T17">l</text:span>es mesures de différentes caractéristiques d’un individu.</text:p>
      <text:p text:style-name="P23">Vous répondez aux questions suivantes. Votre fichier Python doit contenir les commandes permettant de répondre aux questions. Indiquez clairement à quelle question vous répondez dans le fichier Python.</text:p>
      <text:p text:style-name="Standard"/>
      <text:list xml:id="list115930921734871" text:continue-numbering="true" text:style-name="L1">
        <text:list-item>
          <text:p text:style-name="P16">Dans le fichier Python, chargez le fichier dans un objet dénommé <text:span text:style-name="T7">crabs</text:span>.</text:p>
        </text:list-item>
        <text:list-item>
          <text:p text:style-name="P13"><text:span text:style-name="T12">N</text:span>ombre de données contenues dans ce jeu de données ?</text:p>
        </text:list-item>
      </text:list>
      <text:p text:style-name="P43"/>
      <text:list xml:id="list115930151665019" text:continue-numbering="true" text:style-name="L1">
        <text:list-item>
          <text:p text:style-name="P13">Quel <text:span text:style-name="T3">est</text:span> le nombre d'attributs décrivant les données ?</text:p>
        </text:list-item>
      </text:list>
      <text:p text:style-name="réponse"/>
      <text:p text:style-name="réponse"/>
      <text:list xml:id="list115930123982688" text:continue-numbering="true" text:style-name="L1">
        <text:list-item>
          <text:p text:style-name="P13">Quelle <text:span text:style-name="T3">est la </text:span>liste des attributs ?</text:p>
        </text:list-item>
      </text:list>
      <text:p text:style-name="P3"/>
      <text:p text:style-name="P43"/>
      <text:list xml:id="list115930649083111" text:continue-numbering="true" text:style-name="L1">
        <text:list-item>
          <text:p text:style-name="P17"><text:span text:style-name="T28">On veut prédire l’attribut Species. R</text:span><text:span text:style-name="T8">éalise</text:span><text:span text:style-name="T28">r</text:span><text:span text:style-name="T8"> une exploration visuelle du jeu de données en vue de déterminer si la prédiction de la classe semble faisable par un arbre de décision. </text:span><text:span text:style-name="T18">Ci-dessous, vous e</text:span><text:span text:style-name="T8">xpliquez comment vous procédez et ce que vous constatez ; </text:span><text:span text:style-name="T18">n’hésitez pas à insérer des figures qui vous para</text:span><text:span text:style-name="T19">îtraient utiles pour justifier votre démarche</text:span><text:span text:style-name="T8">. Un arbre de décision semble-t-il pouvoir déterminer parfaitement la classe </text:span><text:span text:style-name="T21">(</text:span><text:span text:style-name="T28">S</text:span><text:span text:style-name="T21">pecies)</text:span><text:span text:style-name="T8"> ? </text:span><text:span text:style-name="T9">Dans votre fichier Python, vous indiquez les instructions que vous exécutez afin de répondre à cette question. </text:span><text:span text:style-name="T10">N’hésitez pas à </text:span><text:span text:style-name="T20">y</text:span><text:span text:style-name="T10"> mettre des commentaires pour que l’on comprenne ce que vous faites.</text:span></text:p>
        </text:list-item>
      </text:list>
      <text:p text:style-name="P44"><text:soft-page-break/></text:p>
      <text:p text:style-name="P44"/>
      <text:p text:style-name="P44"/>
      <text:p text:style-name="P44"/>
      <text:p text:style-name="P44"/>
      <text:p text:style-name="P44"/>
      <text:list xml:id="list115929313345495" text:continue-numbering="true" text:style-name="L1">
        <text:list-item>
          <text:p text:style-name="P13">En vous appuyant sur votre réponse à la question précédente, comment faites-vous pour construire un <text:span text:style-name="T29">bon </text:span><text:span text:style-name="T31">(le meilleur possible) </text:span>arbre de décision ? Vous expliquez ci-dessous <text:span text:style-name="T32">votre démarche ; </text:span><text:span text:style-name="T36">comme dans la deuxième partie de ce contrôle,</text:span> vous <text:span text:style-name="T36">estimez </text:span>le taux de succès <text:span text:style-name="T34">en induisant </text:span><text:span text:style-name="T33">100 </text:span><text:span text:style-name="T34">arbres de décision dont vous mesurez le taux de succès </text:span><text:span text:style-name="T33">et vous </text:span><text:span text:style-name="T35">en </text:span><text:span text:style-name="T33">indiquez la moyenne et l’écart-type. </text:span><text:span text:style-name="T37">Vous insérez aussi une image de l’un de ces arbres.</text:span> Dans le fichier python, vous mettez le code qui permet de faire out cela.</text:p>
        </text:list-item>
      </text:list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list xml:id="list115929877589817" text:continue-numbering="true" text:style-name="L1">
        <text:list-item>
          <text:p text:style-name="P22">Pour terminer, on veut maintenant prédire l’attribut Sex. Comment faites-vous ? Quel est le taux de succès ? <text:span text:style-name="T38">À nouveau, expliquez votre démarche.</text:span></text:p>
        </text:list-item>
      </text:list>
      <text:p text:style-name="réponse"/>
      <text:p text:style-name="réponse"/>
      <text:p text:style-name="réponse"/>
      <text:p text:style-name="réponse"/>
      <text:p text:style-name="réponse"/>
      <text:p text:style-name="réponse"/>
      <text:p text:style-name="réponse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réponse" style:family="paragraph" style:parent-style-name="Standard">
      <style:text-properties fo:color="#0000ff" loext:opacity="100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hilippe preux</meta:initial-creator>
    <meta:creation-date>2023-10-14T11:15:22.564610642</meta:creation-date>
    <dc:date>2024-10-21T11:58:48.320863479</dc:date>
    <dc:creator>philippe preux</dc:creator>
    <meta:editing-duration>PT19H37M41S</meta:editing-duration>
    <meta:editing-cycles>74</meta:editing-cycles>
    <meta:generator>LibreOffice/7.3.7.2$Linux_X86_64 LibreOffice_project/30$Build-2</meta:generator>
    <meta:document-statistic meta:table-count="0" meta:image-count="0" meta:object-count="0" meta:page-count="4" meta:paragraph-count="52" meta:word-count="930" meta:character-count="5747" meta:non-whitespace-character-count="4890"/>
  </office:meta>
</office:document-meta>
</file>